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ef3fe" officeooo:paragraph-rsid="001ef3fe"/>
    </style:style>
    <style:style style:name="P2" style:family="paragraph" style:parent-style-name="Text_20_body">
      <style:text-properties officeooo:paragraph-rsid="001fad81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text-properties officeooo:rsid="001ef3fe"/>
    </style:style>
    <style:style style:name="P5" style:family="paragraph" style:parent-style-name="Text_20_body">
      <style:text-properties officeooo:paragraph-rsid="001fad81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  <style:text-properties officeooo:rsid="001fad81" officeooo:paragraph-rsid="001fad81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214668"/>
    </style:style>
    <style:style style:name="T2" style:family="text">
      <style:text-properties officeooo:rsid="00249751"/>
    </style:style>
    <text:list-style style:name="L1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Table des matières</text:span></text:p>
      <text:p text:style-name="P2">I. Le Paradoxe de Condorcet <text:span text:style-name="T1">(Tsiory)</text:span></text:p>
      <text:p text:style-name="P2">1.1 Introduction</text:p>
      <text:p text:style-name="P2">1.2 Description du Paradoxe</text:p>
      <text:p text:style-name="P2">1.3 Exemple avec les candidats A, B, et C</text:p>
      <text:p text:style-name="Text_20_body"/>
      <text:p text:style-name="P2">II. Probabilité du Paradoxe <text:span text:style-name="T1">(Yohan)</text:span></text:p>
      <text:p text:style-name="P2">2.1 Analyse statistique</text:p>
      <text:p text:style-name="P2">2.2 Graphiques interactifs</text:p>
      <text:p text:style-name="P2">2.3 Impact du nombre de choix et de votants</text:p>
      <text:p text:style-name="Text_20_body"/>
      <text:p text:style-name="P2">III. La Quête du gagnant: Le Critère de Condorcet <text:span text:style-name="T1">(Pierre)</text:span></text:p>
      <text:p text:style-name="P2">3.1 Présentation des Critères de Condorcet</text:p>
      <text:p text:style-name="P2">3.2 Évaluation des systèmes électoraux</text:p>
      <text:p text:style-name="Text_20_body"/>
      <text:p text:style-name="Text_20_body">Conclusion <text:span text:style-name="T1">(tout le monde)</text:span></text:p>
      <text:list xml:id="list1153848145" text:style-name="L1">
        <text:list-item>
          <text:p text:style-name="P6">Récapitulation des défis dans les systèmes électoraux</text:p>
        </text:list-item>
        <text:list-item>
          <text:p text:style-name="P3">Rôle du Paradoxe de Condorcet dans la compréhension de ces défis</text:p>
        </text:list-item>
      </text:list>
      <text:p text:style-name="Text_20_body">Annexe Numérique<text:span text:style-name="T1">(tout le monde</text:span><text:span text:style-name="T2">)</text:span></text:p>
      <text:list xml:id="list4255256299" text:style-name="L2">
        <text:list-item>
          <text:p text:style-name="P7">Code en java sur la paradoxe de Condorcet</text:p>
        </text:list-item>
        <text:list-item>
          <text:p text:style-name="P8">Participation à un scrutin virtuel </text:p>
        </text:list-item>
        <text:list-item>
          <text:p text:style-name="P8">Observation des résultats selon différentes méthodes électorales</text:p>
          <text:p text:style-name="P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5T11:54:44.281290472</meta:creation-date>
    <dc:date>2023-11-22T11:37:38.297106415</dc:date>
    <meta:editing-duration>PT1H2M1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117" meta:character-count="723" meta:non-whitespace-character-count="630"/>
  </office:meta>
</office:document-meta>
</file>